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 style:data-style-name="N61">
      <style:table-cell-properties fo:border="0.74pt solid #000000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34" table:formula="of:=SUM([.G6:.G10])" office:value-type="time" office:time-value="PT07H00M00S" calcext:value-type="time" table:number-columns-spanned="3" table:number-rows-spanned="2">
            <text:p>07:00:00</text:p>
          </table:table-cell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9]-[.C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0]-[.C1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1]-[.C1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2]-[.C1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3]-[.C1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4]-[.C1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5]-[.C1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6]-[.C1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7]-[.C1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8]-[.C1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9]-[.C1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0]-[.C2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5:27:41.4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09-20T15:27:56.474000000</dc:date>
    <meta:editing-duration>PT20M32S</meta:editing-duration>
    <meta:editing-cycles>2</meta:editing-cycles>
    <meta:generator>LibreOffice/7.6.1.2$Windows_X86_64 LibreOffice_project/f5defcebd022c5bc36bbb79be232cb6926d8f674</meta:generator>
    <meta:document-statistic meta:table-count="1" meta:cell-count="88" meta:object-count="0"/>
  </office:meta>
</office:document-meta>
</file>